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25-01-1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24-01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23-01-06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22-01-05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21-01-06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20-01-0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9-01-2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8-01-04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7-01-05 16:2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6-01-04 15:4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5-01-05 15:4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4-01-05 14:2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3-01-05 18:15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2-01-06 16:4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1-01-06 20:09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0-01-05 16:3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10-01-05 16:37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9-01-07 19:1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9-01-07 18:27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8-01-28 22:5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7-01-25 16:0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6-01-07 23:2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5-01-12 00:05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4-01-05 17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3-01-06 17:4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2-01-07 17:06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1-01-08 18:4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2000-01-05 08:0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9-01-06 17:4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8-01-07 22:17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22101443201</text:p>
          </table:table-cell>
          <table:table-cell office:value-type="string" calcext:value-type="string">
            <text:p>198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